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UrbanTitle">
      <style:text-properties style:font-name="Arial" fo:font-size="14pt" officeooo:paragraph-rsid="002bef1c" style:font-size-asian="14pt" style:font-size-complex="14pt"/>
    </style:style>
    <style:style style:name="P1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3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officeooo:rsid="0022109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4"><text:span text:style-name="T22">do text</text:span></text:p><text:p text:style-name="P14"><text:span text:style-name="T2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009cm" svg:width="7.631cm" svg:height="3.237cm" draw:z-index="1"><draw:text-box><text:p text:style-name="P12">S<text:span text:style-name="T21">PW - </text:span>Département des Permis et Autorisations</text:p><text:p text:style-name="P12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13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3">ATTESTATION</text:span><text:span text:style-name="T1"> d'affichage</text:span></text:p>
      <text:p text:style-name="P11"><text:span text:style-name="T5">DE DÉCISION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5"><text:span text:style-name="T26">do text</text:span></text:p><text:p text:style-name="P15"><text:span text:style-name="T26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5"><text:span text:style-name="T25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4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2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d’Etat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9-05-07T15:32:00.538784516">7 mai 2019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5"><text:span text:style-name="T23">do text</text:span></text:p><text:p text:style-name="P15"><text:span text:style-name="T2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5:32:00.458074929</dc:date>
    <meta:editing-duration>PT19M26S</meta:editing-duration>
    <meta:editing-cycles>27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5" meta:word-count="181" meta:character-count="1238" meta:non-whitespace-character-count="1090"/>
  </office:meta>
</office:document-meta>
</file>